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2000001BBDE15DA4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4" svg:font-family="Tahoma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Negrito" style:font-family-generic="swiss" style:font-pitch="variable"/>
    <style:font-face style:name="Tahoma1" svg:font-family="Tahoma" style:font-adornments="Normal" style:font-family-generic="swiss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2" style:family="table">
      <style:table-properties style:width="16.833cm" fo:margin-left="0.041cm" fo:margin-right="0.127cm" table:align="margins" style:writing-mode="lr-tb"/>
    </style:style>
    <style:style style:name="Tabela12.A" style:family="table-column">
      <style:table-column-properties style:column-width="4.082cm" style:rel-column-width="15891*"/>
    </style:style>
    <style:style style:name="Tabela12.B" style:family="table-column">
      <style:table-column-properties style:column-width="2.193cm" style:rel-column-width="8536*"/>
    </style:style>
    <style:style style:name="Tabela12.C" style:family="table-column">
      <style:table-column-properties style:column-width="7.006cm" style:rel-column-width="27277*"/>
    </style:style>
    <style:style style:name="Tabela12.D" style:family="table-column">
      <style:table-column-properties style:column-width="3.552cm" style:rel-column-width="13831*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2.D1" style:family="table-cell">
      <style:table-cell-properties style:vertical-align="top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2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2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02cm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02cm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02cm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02cm solid #000000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7cm" style:rel-column-width="65535*"/>
    </style:style>
    <style:style style:name="Tabela34.A1" style:family="table-cell">
      <style:table-cell-properties fo:padding="0.097cm" fo:border="0.002cm solid #000000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7cm" style:rel-column-width="65535*"/>
    </style:style>
    <style:style style:name="Tabela35.A1" style:family="table-cell">
      <style:table-cell-properties fo:padding="0.097cm" fo:border="0.002cm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02cm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02cm solid #000000"/>
    </style:style>
    <style:style style:name="Tabela1" style:family="table">
      <style:table-properties style:width="16.96cm" table:align="left" style:writing-mode="lr-tb"/>
    </style:style>
    <style:style style:name="Tabela1.A" style:family="table-column">
      <style:table-column-properties style:column-width="3.501cm"/>
    </style:style>
    <style:style style:name="Tabela1.B" style:family="table-column">
      <style:table-column-properties style:column-width="4.251cm"/>
    </style:style>
    <style:style style:name="Tabela1.C" style:family="table-column">
      <style:table-column-properties style:column-width="5.75cm"/>
    </style:style>
    <style:style style:name="Tabela1.D" style:family="table-column">
      <style:table-column-properties style:column-width="3.457cm"/>
    </style:style>
    <style:style style:name="Tabela1.1" style:family="table-row">
      <style:table-row-properties style:min-row-height="0.737cm" style:keep-together="true" fo:keep-together="auto"/>
    </style:style>
    <style:style style:name="Tabela1.A1" style:family="table-cell">
      <style:table-cell-properties style:vertical-align="middle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B1" style:family="table-cell">
      <style:table-cell-properties style:vertical-align="middle" fo:background-color="#e6e6e6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e6e6e6" fo:padding="0cm" fo:border="0.018cm solid #000000" style:writing-mode="lr-tb">
        <style:background-image/>
      </style:table-cell-properties>
    </style:style>
    <style:style style:name="Tabela1.2" style:family="table-row">
      <style:table-row-properties style:min-row-height="1.722cm" style:keep-together="true" fo:keep-together="auto"/>
    </style:style>
    <style:style style:name="Tabe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ela1.D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02cm solid #000000"/>
    </style:style>
    <style:style style:name="Tabela4" style:family="table">
      <style:table-properties style:width="16.96cm" table:align="left" style:writing-mode="lr-tb"/>
    </style:style>
    <style:style style:name="Tabela4.A" style:family="table-column">
      <style:table-column-properties style:column-width="7.433cm"/>
    </style:style>
    <style:style style:name="Tabela4.B" style:family="table-column">
      <style:table-column-properties style:column-width="9.527cm"/>
    </style:style>
    <style:style style:name="Tabela4.1" style:family="table-row">
      <style:table-row-properties style:min-row-height="0.737cm" style:keep-together="true" fo:keep-together="auto"/>
    </style:style>
    <style:style style:name="Tabela4.A1" style:family="table-cell">
      <style:table-cell-properties style:vertical-align="middle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4.B1" style:family="table-cell">
      <style:table-cell-properties style:vertical-align="middle" fo:background-color="#bfbfbf" fo:padding="0cm" fo:border="0.018cm solid #000000" style:writing-mode="lr-tb">
        <style:background-image/>
      </style:table-cell-properties>
    </style:style>
    <style:style style:name="Tabela4.2" style:family="table-row">
      <style:table-row-properties style:min-row-height="1.722cm" style:keep-together="true" fo:keep-together="auto"/>
    </style:style>
    <style:style style:name="Tabela4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4.B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7cm" style:rel-column-width="65535*"/>
    </style:style>
    <style:style style:name="Tabela16.A1" style:family="table-cell">
      <style:table-cell-properties fo:padding="0.097cm" fo:border="0.002cm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002cm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7cm" style:rel-column-width="65535*"/>
    </style:style>
    <style:style style:name="Tabela18.A1" style:family="table-cell">
      <style:table-cell-properties fo:padding="0.097cm" fo:border="0.002cm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7cm" style:rel-column-width="65535*"/>
    </style:style>
    <style:style style:name="Tabela19.A1" style:family="table-cell">
      <style:table-cell-properties fo:padding="0.097cm" fo:border="0.002cm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7cm" style:rel-column-width="65535*"/>
    </style:style>
    <style:style style:name="Tabela20.A1" style:family="table-cell">
      <style:table-cell-properties fo:padding="0.097cm" fo:border="0.002cm solid #000000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7cm" style:rel-column-width="65535*"/>
    </style:style>
    <style:style style:name="Tabela21.A1" style:family="table-cell">
      <style:table-cell-properties fo:padding="0.097cm" fo:border="0.002cm solid #000000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7cm" style:rel-column-width="65535*"/>
    </style:style>
    <style:style style:name="Tabela22.A1" style:family="table-cell">
      <style:table-cell-properties fo:padding="0.097cm" fo:border="0.002cm solid #000000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7cm" style:rel-column-width="65535*"/>
    </style:style>
    <style:style style:name="Tabela23.A1" style:family="table-cell">
      <style:table-cell-properties fo:padding="0.097cm" fo:border="0.002cm solid #000000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7cm" style:rel-column-width="65535*"/>
    </style:style>
    <style:style style:name="Tabela24.A1" style:family="table-cell">
      <style:table-cell-properties fo:padding="0.097cm" fo:border="0.002cm solid #000000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7cm" style:rel-column-width="65535*"/>
    </style:style>
    <style:style style:name="Tabela25.A1" style:family="table-cell">
      <style:table-cell-properties fo:padding="0.097cm" fo:border="0.002cm solid #000000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7cm" style:rel-column-width="65535*"/>
    </style:style>
    <style:style style:name="Tabela26.A1" style:family="table-cell">
      <style:table-cell-properties fo:padding="0.097cm" fo:border="0.002cm solid #000000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7cm" style:rel-column-width="65535*"/>
    </style:style>
    <style:style style:name="Tabela27.A1" style:family="table-cell">
      <style:table-cell-properties fo:padding="0.097cm" fo:border="0.002cm solid #000000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7cm" style:rel-column-width="65535*"/>
    </style:style>
    <style:style style:name="Tabela28.A1" style:family="table-cell">
      <style:table-cell-properties fo:padding="0.097cm" fo:border="0.002cm solid #000000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7cm" style:rel-column-width="65535*"/>
    </style:style>
    <style:style style:name="Tabela29.A1" style:family="table-cell">
      <style:table-cell-properties fo:padding="0.097cm" fo:border="0.002cm solid #000000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7cm" style:rel-column-width="65535*"/>
    </style:style>
    <style:style style:name="Tabela30.A1" style:family="table-cell">
      <style:table-cell-properties fo:padding="0.097cm" fo:border="0.002cm solid #000000"/>
    </style:style>
    <style:style style:name="Tabela2" style:family="table">
      <style:table-properties style:width="16.706cm" fo:margin-left="0.168cm" fo:margin-right="0.127cm" table:align="margins" style:writing-mode="lr-tb"/>
    </style:style>
    <style:style style:name="Tabela2.A" style:family="table-column">
      <style:table-column-properties style:column-width="8.634cm" style:rel-column-width="33871*"/>
    </style:style>
    <style:style style:name="Tabela2.B" style:family="table-column">
      <style:table-column-properties style:column-width="8.072cm" style:rel-column-width="31664*"/>
    </style:style>
    <style:style style:name="Tabela2.1" style:family="table-row">
      <style:table-row-properties style:min-row-height="0.159cm" style:keep-together="true" fo:keep-together="auto"/>
    </style:style>
    <style:style style:name="Tabela2.A1" style:family="table-cell">
      <style:table-cell-properties style:vertical-align="middle" fo:background-color="#cccccc" fo:padding="0.185cm" fo:border="0.002cm solid #000000" style:writing-mode="lr-tb">
        <style:background-image/>
      </style:table-cell-properties>
    </style:style>
    <style:style style:name="Tabela2.2" style:family="table-row">
      <style:table-row-properties style:min-row-height="0.423cm" style:keep-together="true" fo:keep-together="auto"/>
    </style:style>
    <style:style style:name="Tabela2.A2" style:family="table-cell">
      <style:table-cell-properties style:vertical-align="middle" fo:background-color="#e6e6ff" fo:padding="0.185cm" fo:border-left="0.002cm solid #000000" fo:border-right="none" fo:border-top="none" fo:border-bottom="0.002cm solid #000000" style:writing-mode="lr-tb">
        <style:background-image/>
      </style:table-cell-properties>
    </style:style>
    <style:style style:name="Tabela2.B2" style:family="table-cell">
      <style:table-cell-properties style:vertical-align="middle" fo:background-color="#e6e6ff" fo:padding="0.185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2.3" style:family="table-row">
      <style:table-row-properties style:min-row-height="3.69cm" style:keep-together="true" fo:keep-together="auto"/>
    </style:style>
    <style:style style:name="Tabela2.A3" style:family="table-cell">
      <style:table-cell-properties style:vertical-align="middle" fo:padding="0.185cm" fo:border-left="0.002cm solid #000000" fo:border-right="none" fo:border-top="none" fo:border-bottom="0.002cm solid #000000" style:writing-mode="lr-tb"/>
    </style:style>
    <style:style style:name="Tabela2.B3" style:family="table-cell">
      <style:table-cell-properties style:vertical-align="middle" fo:padding="0.185cm" fo:border-left="0.002cm solid #000000" fo:border-right="0.002cm solid #000000" fo:border-top="none" fo:border-bottom="0.002cm solid #000000" style:writing-mode="lr-tb"/>
    </style:style>
    <style:style style:name="Tabela2.4" style:family="table-row">
      <style:table-row-properties style:min-row-height="0.397cm" style:keep-together="true" fo:keep-together="auto"/>
    </style:style>
    <style:style style:name="Tabela3" style:family="table">
      <style:table-properties style:width="16.706cm" fo:margin-left="0.168cm" fo:margin-right="0.127cm" table:align="margins" style:writing-mode="lr-tb"/>
    </style:style>
    <style:style style:name="Tabela3.A" style:family="table-column">
      <style:table-column-properties style:column-width="16.706cm" style:rel-column-width="65535*"/>
    </style:style>
    <style:style style:name="Tabela3.1" style:family="table-row">
      <style:table-row-properties style:min-row-height="0.159cm" style:keep-together="true" fo:keep-together="auto"/>
    </style:style>
    <style:style style:name="Tabela3.A1" style:family="table-cell">
      <style:table-cell-properties style:vertical-align="middle" fo:background-color="#cccccc" fo:padding="0.185cm" fo:border="0.002cm solid #000000" style:writing-mode="lr-tb">
        <style:background-image/>
      </style:table-cell-properties>
    </style:style>
    <style:style style:name="Tabela3.2" style:family="table-row">
      <style:table-row-properties style:min-row-height="0.423cm" style:keep-together="true" fo:keep-together="auto"/>
    </style:style>
    <style:style style:name="Tabela3.A2" style:family="table-cell">
      <style:table-cell-properties style:vertical-align="middle" fo:background-color="#e6e6ff" fo:padding="0.185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3.3" style:family="table-row">
      <style:table-row-properties style:min-row-height="1.799cm" style:keep-together="true" fo:keep-together="auto"/>
    </style:style>
    <style:style style:name="Tabela3.A3" style:family="table-cell">
      <style:table-cell-properties style:vertical-align="middle" fo:padding="0.185cm" fo:border-left="0.002cm solid #000000" fo:border-right="0.002cm solid #000000" fo:border-top="none" fo:border-bottom="0.002cm solid #000000" style:writing-mode="lr-tb"/>
    </style:style>
    <style:style style:name="Tabela3.4" style:family="table-row">
      <style:table-row-properties style:min-row-height="0.397cm" style:keep-together="true" fo:keep-together="auto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7cm" style:rel-column-width="65535*"/>
    </style:style>
    <style:style style:name="Tabela31.A1" style:family="table-cell">
      <style:table-cell-properties fo:padding="0.097cm" fo:border="0.002cm solid #000000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7cm" style:rel-column-width="65535*"/>
    </style:style>
    <style:style style:name="Tabela32.A1" style:family="table-cell">
      <style:table-cell-properties fo:padding="0.097cm" fo:border="0.002cm solid #000000"/>
    </style:style>
    <style:style style:name="P1" style:family="paragraph" style:parent-style-name="Standard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2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Tahoma2"/>
    </style:style>
    <style:style style:name="P3" style:family="paragraph" style:parent-style-name="Table_20_Contents">
      <style:paragraph-properties fo:text-align="center" style:justify-single-word="false"/>
      <style:text-properties style:font-name="Tahoma2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ahoma2" fo:font-size="10pt" style:font-size-asian="10pt" style:font-name-complex="Tahoma2" style:font-size-complex="10pt"/>
    </style:style>
    <style:style style:name="P5" style:family="paragraph" style:parent-style-name="Table_20_Contents">
      <style:text-properties style:font-name="Tahoma2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ahoma2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ahoma2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Tahoma2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ahoma2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9pt" fo:language="pt" fo:country="BR" fo:font-weight="normal" style:font-size-asian="9pt" style:font-weight-asian="normal" style:font-name-complex="Arial" style:font-size-complex="9pt" style:font-weight-complex="normal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ahoma2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ahoma2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style:font-name="Tahoma2" fo:font-size="8pt" style:font-size-asian="8pt" style:font-size-complex="8pt"/>
    </style:style>
    <style:style style:name="P16" style:family="paragraph" style:parent-style-name="Standard">
      <style:paragraph-properties fo:text-align="end" style:justify-single-word="false"/>
      <style:text-properties style:font-name="Tahoma2" fo:font-size="8pt" style:font-size-asian="8pt" style:font-size-complex="8pt"/>
    </style:style>
    <style:style style:name="P17" style:family="paragraph" style:parent-style-name="Standard">
      <style:paragraph-properties fo:text-align="end" style:justify-single-word="false"/>
      <style:text-properties style:font-name="Tahoma2" fo:font-size="16pt" fo:language="pt" fo:country="BR" fo:font-weight="bold" style:font-size-asian="16pt" style:font-weight-asian="bold" style:font-name-complex="Arial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Tahoma2" fo:font-size="20pt" fo:font-weight="bold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text-properties fo:color="#0000ff" style:font-name="Tahoma2" fo:font-size="8pt" fo:font-style="italic" style:font-size-asian="8pt" style:font-style-asian="italic" style:font-size-complex="8pt" style:font-style-complex="italic"/>
    </style:style>
    <style:style style:name="P23" style:family="paragraph" style:parent-style-name="Standard">
      <style:paragraph-properties fo:text-align="justify" style:justify-single-word="false"/>
      <style:text-properties fo:color="#0000ff" style:font-name="Tahoma2" fo:font-size="8pt" fo:font-style="italic" style:font-size-asian="8pt" style:font-style-asian="italic" style:font-size-complex="8pt" style:font-style-complex="italic"/>
    </style:style>
    <style:style style:name="P24" style:family="paragraph" style:parent-style-name="Standard">
      <style:paragraph-properties fo:text-align="center" style:justify-single-word="false"/>
      <style:text-properties fo:color="#0000ff" style:font-name="Tahoma2" fo:font-size="8pt" fo:font-style="italic" style:font-size-asian="8pt" style:font-style-asian="italic" style:font-size-complex="8pt" style:font-style-complex="italic"/>
    </style:style>
    <style:style style:name="P25" style:family="paragraph" style:parent-style-name="Standard">
      <style:paragraph-properties fo:text-align="justify" style:justify-single-word="false"/>
      <style:text-properties fo:color="#0000ff" style:font-name="Tahoma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6" style:family="paragraph" style:parent-style-name="Footer">
      <style:paragraph-properties fo:text-align="end" style:justify-single-word="false"/>
      <style:text-properties fo:font-size="6pt" style:font-size-asian="6pt" style:font-size-complex="6pt"/>
    </style:style>
    <style:style style:name="P27" style:family="paragraph" style:parent-style-name="Standard">
      <style:paragraph-properties fo:text-align="justify" style:justify-single-word="false" fo:break-before="page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Tahoma2" fo:font-size="16pt" fo:font-weight="bold" style:font-size-asian="16pt" style:font-weight-asian="bold" style:font-size-complex="16pt" style:font-weight-complex="bold"/>
    </style:style>
    <style:style style:name="P29" style:family="paragraph" style:parent-style-name="Heading_20_1">
      <style:paragraph-properties fo:break-before="page"/>
      <style:text-properties style:font-name="Tahoma2" fo:font-size="13pt" style:font-size-asian="13pt" style:font-size-complex="13pt"/>
    </style:style>
    <style:style style:name="P30" style:family="paragraph" style:parent-style-name="Text_20_body">
      <style:paragraph-properties fo:text-align="end" style:justify-single-word="false"/>
    </style:style>
    <style:style style:name="P31" style:family="paragraph" style:parent-style-name="Text_20_body">
      <style:text-properties style:font-name="Tahoma2" fo:font-size="11pt" style:font-size-asian="11pt" style:font-size-complex="11pt"/>
    </style:style>
    <style:style style:name="P32" style:family="paragraph" style:parent-style-name="Tabletext">
      <style:paragraph-properties style:snap-to-layout-grid="false"/>
    </style:style>
    <style:style style:name="P33" style:family="paragraph" style:parent-style-name="Tabletext">
      <style:paragraph-properties fo:text-align="center" style:justify-single-word="false" style:snap-to-layout-grid="false"/>
    </style:style>
    <style:style style:name="P34" style:family="paragraph" style:parent-style-name="Heading_20_2">
      <style:text-properties fo:font-variant="normal" fo:text-transform="none" style:font-name="Tahoma2" fo:font-size="11pt" style:font-size-asian="11pt" style:font-size-complex="11pt"/>
    </style:style>
    <style:style style:name="P35" style:family="paragraph" style:parent-style-name="Heading_20_2">
      <style:text-properties style:font-name="Tahoma2" fo:font-size="11pt" style:font-size-asian="11pt" style:font-size-complex="11pt"/>
    </style:style>
    <style:style style:name="P36" style:family="paragraph" style:parent-style-name="Heading_20_1">
      <style:text-properties style:font-name="Tahoma2" fo:font-size="13pt" style:font-size-asian="13pt" style:font-size-complex="13pt"/>
    </style:style>
    <style:style style:name="P37" style:family="paragraph" style:parent-style-name="Heading_20_1">
      <style:text-properties fo:font-variant="normal" fo:text-transform="none" style:font-name="Tahoma2" fo:font-size="13pt" style:font-size-asian="13pt" style:font-size-complex="13pt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Standard">
      <style:text-properties fo:color="#0000ff" style:font-name="Tahoma2" fo:font-size="8pt" fo:font-style="italic" style:font-size-asian="8pt" style:font-style-asian="italic" style:font-size-complex="8pt" style:font-style-complex="italic"/>
    </style:style>
    <style:style style:name="P41" style:family="paragraph" style:parent-style-name="Standard" style:list-style-name="L2">
      <style:text-properties fo:color="#0000ff" style:font-name="Tahoma2" fo:font-size="8pt" fo:font-style="italic" style:font-size-asian="8pt" style:font-style-asian="italic" style:font-size-complex="8pt" style:font-style-complex="italic"/>
    </style:style>
    <style:style style:name="P42" style:family="paragraph" style:parent-style-name="Standard" style:list-style-name="L1">
      <style:paragraph-properties fo:margin-left="0.048cm" fo:margin-right="0cm" fo:text-align="center" style:justify-single-word="false" fo:text-indent="0cm" style:auto-text-indent="false">
        <style:tab-stops/>
      </style:paragraph-properties>
      <style:text-properties fo:font-variant="normal" fo:text-transform="none" fo:color="#0000ff" style:font-name="Tahoma2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 style:font-weight-complex="bold"/>
    </style:style>
    <style:style style:name="P43" style:family="paragraph" style:parent-style-name="Standard" style:list-style-name="L1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2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Heading_20_1" style:list-style-name=""/>
    <style:style style:name="P45" style:family="paragraph" style:parent-style-name="Table_20_Contents">
      <style:paragraph-properties fo:text-align="justify" style:justify-single-word="false"/>
      <style:text-properties style:font-name="Tahoma2" fo:font-size="10pt" style:font-size-asian="10pt" style:font-name-complex="Tahoma2" style:font-size-complex="10pt"/>
    </style:style>
    <style:style style:name="P46" style:family="paragraph" style:parent-style-name="Heading_20_2" style:list-style-name=""/>
    <style:style style:name="T1" style:family="text">
      <style:text-properties fo:language="pt" fo:country="BR" fo:font-weight="normal" style:font-weight-asian="normal" style:font-name-complex="Arial" style:font-weight-complex="normal"/>
    </style:style>
    <style:style style:name="T2" style:family="text">
      <style:text-properties fo:font-variant="normal" fo:text-transform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ff" style:font-name="Tahoma2" fo:font-size="8pt" fo:language="pt" fo:country="BR" fo:font-style="italic" fo:font-weight="bold" style:font-size-asian="8pt" style:language-asian="pt" style:country-asian="BR" style:font-style-asian="italic" style:font-weight-asian="bold" style:font-size-complex="8pt" style:font-style-complex="italic" style:font-weight-complex="bold"/>
    </style:style>
    <style:style style:name="T5" style:family="text">
      <style:text-properties fo:color="#0000ff" style:font-name="Tahoma2" fo:font-size="8pt" fo:language="pt" fo:country="BR" fo:font-style="italic" fo:font-weight="normal" style:font-size-asian="8pt" style:language-asian="pt" style:country-asian="BR" style:font-style-asian="italic" style:font-weight-asian="normal" style:font-size-complex="8pt" style:font-style-complex="italic" style:font-weight-complex="normal"/>
    </style:style>
    <style:style style:name="T6" style:family="text">
      <style:text-properties fo:background-color="transparent"/>
    </style:style>
    <style:style style:name="T7" style:family="text">
      <style:text-properties style:font-name="Tahoma2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Tahoma2" fo:font-size="13pt" style:font-size-asian="13pt" style:font-size-complex="13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style:text-line-through-style="none" style:text-underline-style="none"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variable-decls>
        <text:variable-decl office:value-type="float" text:name="Versã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8">&lt;Sigla do Órgão&gt;</text:p>
      <text:p text:style-name="P18">&lt;Nome do Projeto&gt;</text:p>
      <text:p text:style-name="P18">&lt;Nome da Aplicação&gt;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7">Versão do Documento &lt;Nº da versão para o órgão&gt;</text:p>
      <text:p text:style-name="P17">Modelo SISP: Documento de Visão do Software v0.6</text:p>
      <text:p text:style-name="Text_20_body"/>
      <text:p text:style-name="P10"/>
      <text:p text:style-name="P10"/>
      <text:p text:style-name="P10"/>
      <text:p text:style-name="P10"/>
      <text:p text:style-name="P10"/>
      <text:p text:style-name="P16"><text:span text:style-name="T1">Data de Publicação: <text:s/></text:span><text:span text:style-name="T1"><text:date style:data-style-name="N36" text:date-value="2012-09-11T10:53:01.15">11/09/2012</text:date></text:span></text:p>
      <text:p text:style-name="P28">Histórico da Revisão</text:p>
      <text:p text:style-name="P20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9">Data</text:p>
          </table:table-cell>
          <table:table-cell table:style-name="Tabela12.A1" office:value-type="string">
            <text:p text:style-name="P9">Versão</text:p>
          </table:table-cell>
          <table:table-cell table:style-name="Tabela12.A1" office:value-type="string">
            <text:p text:style-name="P9">Descrição</text:p>
          </table:table-cell>
          <table:table-cell table:style-name="Tabela12.D1" office:value-type="string">
            <text:p text:style-name="P9">Autor</text:p>
          </table:table-cell>
        </table:table-row>
        <table:table-row table:style-name="Tabela12.1">
          <table:table-cell table:style-name="Tabela12.A2" office:value-type="string">
            <text:p text:style-name="P5">&lt;dd/mm/aaaa&gt;</text:p>
          </table:table-cell>
          <table:table-cell table:style-name="Tabela12.A2" office:value-type="string">
            <text:p text:style-name="P5">&lt;x.x&gt;</text:p>
          </table:table-cell>
          <table:table-cell table:style-name="Tabela12.A2" office:value-type="string">
            <text:p text:style-name="P5">&lt;detalhes&gt;</text:p>
          </table:table-cell>
          <table:table-cell table:style-name="Tabela12.D2" office:value-type="string">
            <text:p text:style-name="P5">&lt;nome&gt;</text:p>
          </table:table-cell>
        </table:table-row>
        <table:table-row table:style-name="Tabela12.1">
          <table:table-cell table:style-name="Tabela12.A3" office:value-type="string">
            <text:p text:style-name="P32"/>
          </table:table-cell>
          <table:table-cell table:style-name="Tabela12.A3" office:value-type="string">
            <text:p text:style-name="P33"/>
          </table:table-cell>
          <table:table-cell table:style-name="Tabela12.A3" office:value-type="string">
            <text:p text:style-name="P32"/>
          </table:table-cell>
          <table:table-cell table:style-name="Tabela12.D3" office:value-type="string">
            <text:p text:style-name="Tabletext"/>
          </table:table-cell>
        </table:table-row>
        <table:table-row table:style-name="Tabela12.1">
          <table:table-cell table:style-name="Tabela12.A3" office:value-type="string">
            <text:p text:style-name="P32"/>
          </table:table-cell>
          <table:table-cell table:style-name="Tabela12.A3" office:value-type="string">
            <text:p text:style-name="P33"/>
          </table:table-cell>
          <table:table-cell table:style-name="Tabela12.A3" office:value-type="string">
            <text:p text:style-name="P32"/>
          </table:table-cell>
          <table:table-cell table:style-name="Tabela12.D3" office:value-type="string">
            <text:p text:style-name="Tabletext"/>
          </table:table-cell>
        </table:table-row>
      </table:table>
      <text:p text:style-name="Standard"/>
      <text:p text:style-name="Text_20_body"/>
      <text:p text:style-name="P28">Sumário</text:p>
      <text:p text:style-name="P20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8">1. Introdução<text:tab/>4</text:p>
          <text:p text:style-name="P38">2. Análise de Contexto<text:tab/>4</text:p>
          <text:p text:style-name="P39">2.1 Cenário<text:tab/>4</text:p>
          <text:p text:style-name="P39">2.2 Motivações, Necessidades e Problemas<text:tab/>4</text:p>
          <text:p text:style-name="P38">3. Solução Proposta<text:tab/>4</text:p>
          <text:p text:style-name="P38">4. Oportunidades de Negócio<text:tab/>4</text:p>
          <text:p text:style-name="P38">5. Declaração do Escopo do Produto<text:tab/>5</text:p>
          <text:p text:style-name="P38">6. Não Escopo do Produto<text:tab/>5</text:p>
          <text:p text:style-name="P38">7. Análise de Impacto<text:tab/>5</text:p>
          <text:p text:style-name="P39">7.1 Envolvidos Afetados<text:tab/>5</text:p>
          <text:p text:style-name="P39">7.2 Impactos<text:tab/>5</text:p>
          <text:p text:style-name="P38">8. Papéis e Responsabilidades<text:tab/>6</text:p>
          <text:p text:style-name="P38">9. Visão Geral do Produto<text:tab/>6</text:p>
          <text:p text:style-name="P39">9.1 Perspectiva do Produto<text:tab/>6</text:p>
          <text:p text:style-name="P39">9.2 Resumo dos Benefícios e Funcionalidades<text:tab/>6</text:p>
          <text:p text:style-name="P38">10. Premissas e Restrições do Software<text:tab/>6</text:p>
          <text:p text:style-name="P38">11. Requisitos Funcionais<text:tab/>7</text:p>
          <text:p text:style-name="P38">12. Requisitos Não-Funcionais<text:tab/>7</text:p>
          <text:p text:style-name="P39">12.1 Requisitos de Padrão<text:tab/>7</text:p>
          <text:p text:style-name="P39">12.2 Requisitos de Sistema<text:tab/>7</text:p>
          <text:p text:style-name="P39">12.3 Requisitos de Desempenho<text:tab/>7</text:p>
          <text:p text:style-name="P39">12.4 Requisitos de Usabilidade e Acessibilidade<text:tab/>7</text:p>
          <text:p text:style-name="P39">12.5 Requisitos de Confiabilidade<text:tab/>8</text:p>
          <text:p text:style-name="P39">12.6 Requisitos de Suportabilidade<text:tab/>8</text:p>
          <text:p text:style-name="P39">12.7 Requisitos de Segurança<text:tab/>8</text:p>
          <text:p text:style-name="P39">12.8 Requisitos de Interface<text:tab/>8</text:p>
          <text:p text:style-name="P39">12.9 Requisitos Ambientais<text:tab/>8</text:p>
          <text:p text:style-name="P39">12.10 Requisitos de Documentação<text:tab/>8</text:p>
          <text:p text:style-name="P39">12.11 Requisitos de Treinamento<text:tab/>9</text:p>
          <text:p text:style-name="P38">13. Riscos<text:tab/>9</text:p>
          <text:p text:style-name="P38">14. Referências<text:tab/>9</text:p>
        </text:index-body>
      </text:table-of-content>
      <text:p text:style-name="P31"/>
      <text:h text:style-name="P29" text:outline-level="1"><text:bookmark text:name="1.                  Introduction"/>1.<text:span text:style-name="T2"> </text:span>Introdução</text:h>
      <text:p text:style-name="P23">&lt;Nesta seção devem ser incluídas informações que facilitam a compreensão do documento, tais como a sua finalidade, seu conteúdo, os padrões utilizados na escrita do documento, etc. O <text:span text:style-name="T11">Documento de Visão do Software</text:span><text:span text:style-name="T10"> </text:span><text:span text:style-name="T3">fornece uma base de alto nível para os requisitos técnicos mais detalhados, definindo a visão que os envolvidos têm do produto a ser desenvolvido, em termos das necessidades e características mais importantes. Ele fornece também informações úteis para o processo de aprovação do projeto, sendo um documento importante para a <text:s/>tomada de decisões.&gt;</text:span></text:p>
      <text:p text:style-name="P25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4"/>
            <text:p text:style-name="P4"/>
          </table:table-cell>
        </table:table-row>
      </table:table>
      <text:h text:style-name="P36" text:outline-level="1"><text:bookmark text:name="2.                  Positioning"/>2.<text:span text:style-name="T2"> Análise de Contexto</text:span></text:h>
      <text:h text:style-name="P34" text:outline-level="2">2.1 Cenário</text:h>
      <text:p text:style-name="P22">&lt;Forneça uma descrição do cenário atual, apresentando o contexto e os macroprocessos como são hoje, que possam motivar o desenvolvimento de uma solução.&gt;</text:p>
      <text:p text:style-name="P22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4"/>
            <text:p text:style-name="P4"/>
          </table:table-cell>
        </table:table-row>
      </table:table>
      <text:h text:style-name="P35" text:outline-level="2">2.2 Motivações, Necessidades e Problemas</text:h>
      <text:p text:style-name="P22">&lt;A partir do cenário descrito acima, identifique e descreva as possíveis motivações, necessidades e problemas.&gt;</text:p>
      <text:p text:style-name="P22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4"/>
            <text:p text:style-name="P4"/>
          </table:table-cell>
        </table:table-row>
      </table:table>
      <text:h text:style-name="P36" text:outline-level="1">3. Solução Proposta</text:h>
      <text:p text:style-name="P22">&lt;A partir da análise acima, considerando as diretrizes estratégicas do órgão, <text:span text:style-name="T6">descreva uma solução que</text:span> atenda às motivações e necessidades, e resolva estes problemas, considerando os limites e restrições orçamentárias, dentre outros.&gt;</text:p>
      <text:p text:style-name="P22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4"/>
            <text:p text:style-name="P4"/>
          </table:table-cell>
        </table:table-row>
      </table:table>
      <text:h text:style-name="P36" text:outline-level="1">4. Oportunidades de Negócio</text:h>
      <text:p text:style-name="P22">&lt;Tendo em vista a solução proposta, considere as oportunidades e benefícios que possam advir dos desdobramentos da sua implantação. Ou seja, além das motivações originais, outros benefícios colaterais que possam vir a ser obtidos a posteriori e que representem ganhos adicionais para a sua execução.&gt;</text:p>
      <text:p text:style-name="P22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4"/>
            <text:p text:style-name="P4"/>
          </table:table-cell>
        </table:table-row>
      </table:table>
      <text:h text:style-name="P36" text:outline-level="1"><text:soft-page-break/>5. Declaração do Escopo do Produto</text:h>
      <text:p text:style-name="P22">&lt;Forneça a declaração do escopo do produto, descrevendo as características do produto, serviço ou resultado que se deseja obter com a execução do projeto.&gt;</text:p>
      <text:p text:style-name="P22"/>
      <table:table table:name="Tabela34" table:style-name="Tabela34">
        <table:table-column table:style-name="Tabela34.A"/>
        <table:table-row>
          <table:table-cell table:style-name="Tabela34.A1" office:value-type="string">
            <text:p text:style-name="P4"/>
            <text:p text:style-name="P4"/>
          </table:table-cell>
        </table:table-row>
      </table:table>
      <text:h text:style-name="Heading_20_1" text:outline-level="1"><text:span text:style-name="T8">6. </text:span>Não Escopo do Produto</text:h>
      <text:p text:style-name="P22">&lt;Descreva de forma explícita as características que não fazem parte do produto.&gt;</text:p>
      <text:p text:style-name="P22"/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4"/>
            <text:p text:style-name="P4"/>
          </table:table-cell>
        </table:table-row>
      </table:table>
      <text:h text:style-name="P36" text:outline-level="1">7. Análise de Impacto</text:h>
      <text:p text:style-name="P22">&lt;Forneça informações sobre o impacto que a solução vai trazer para a organização no que se refere às pessoas envolvidas, processos, sistemas e cultura organizacional em geral.&gt;</text:p>
      <text:h text:style-name="P35" text:outline-level="2">7.1 Envolvidos Afetados</text:h>
      <text:p text:style-name="P22">&lt;Informe quais são os envolvidos afetados com a implantação da solução.&gt;</text:p>
      <text:p text:style-name="P22"/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4"/>
            <text:p text:style-name="P4"/>
          </table:table-cell>
        </table:table-row>
      </table:table>
      <text:h text:style-name="P35" text:outline-level="2">7.2 Impactos</text:h>
      <text:p text:style-name="P22">&lt;Informe quais são as mudanças que a organização sofrerá com a implantação da solução. Podem ser citadas nesta subseção mudanças referentes aos processos, sistemas, ambiente do usuário e a outros aspectos relacionados à cultura organizacional. Exemplos de pontos que podem ser abordados são:</text:p>
      <text:list xml:id="list30628508" text:style-name="L2">
        <text:list-item>
          <text:p text:style-name="P41">mudanças de procedimentos e cultura dos funcionários devido à adequação de processos existentes à solução que está sendo desenvolvida;</text:p>
        </text:list-item>
        <text:list-item>
          <text:p text:style-name="P41">necessidade de interação da solução que está sendo desenvolvida com aplicativos utilizados atualmente;</text:p>
        </text:list-item>
        <text:list-item>
          <text:p text:style-name="P41">melhorias no desempenho da organização;</text:p>
        </text:list-item>
        <text:list-item>
          <text:p text:style-name="P41">mudanças nas habilidades e capacidades requeridas dos funcionários;</text:p>
        </text:list-item>
        <text:list-item>
          <text:p text:style-name="P41">etc.&gt;</text:p>
        </text:list-item>
      </text:list>
      <text:p text:style-name="P22"/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4"/>
            <text:p text:style-name="P4"/>
          </table:table-cell>
        </table:table-row>
      </table:table>
      <text:h text:style-name="P36" text:outline-level="1"/>
      <text:h text:style-name="P29" text:outline-level="1">8.<text:span text:style-name="T2"> Papéis e Responsabilidades</text:span></text:h>
      <text:p text:style-name="P22">&lt;Esta seção fornece as descrições de todas as partes interessadas no desenvolvimento da solução, considerando-se os papéis e responsabilidades. Entende-se como partes interessadas, os envolvidos que podem contribuir de várias maneiras para o desenvolvimento da solução, bem como os que influenciam ou são influenciados pela solução.&gt;</text:p>
      <text:p text:style-name="P1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Papel</text:p>
          </table:table-cell>
          <table:table-cell table:style-name="Tabela1.B1" office:value-type="string">
            <text:p text:style-name="P6">Descrição</text:p>
          </table:table-cell>
          <table:table-cell table:style-name="Tabela1.B1" office:value-type="string">
            <text:p text:style-name="P6">Responsabilidades </text:p>
          </table:table-cell>
          <table:table-cell table:style-name="Tabela1.D1" office:value-type="string">
            <text:p text:style-name="P6">Envolvido(s) </text:p>
          </table:table-cell>
        </table:table-row>
        <table:table-row table:style-name="Tabela1.2">
          <table:table-cell table:style-name="Tabela1.A2" office:value-type="string">
            <text:p text:style-name="P22">&lt;Informe o nome <text:s/>do <text:s/>papel. Por exemplo:</text:p>
            <text:p text:style-name="P22">- Analista de Requisitos;</text:p>
            <text:p text:style-name="P22">- Administrador do sistema;</text:p>
            <text:p text:style-name="P22">- Arquiteto de Software;</text:p>
            <text:p text:style-name="P22">- etc.&gt;</text:p>
          </table:table-cell>
          <table:table-cell table:style-name="Tabela1.B2" office:value-type="string">
            <text:p text:style-name="P22">&lt;Descreva brevemente o que o papel representa com relação ao desenvolvimento da solução.&gt;</text:p>
          </table:table-cell>
          <table:table-cell table:style-name="Tabela1.B2" office:value-type="string">
            <text:p text:style-name="P22">&lt;Informe resumidamente as principais responsabilidades do papel em relação ao desenvolvimento da solução. Por exemplo, este papel é responsável por:</text:p>
            <text:p text:style-name="P22">- fornecer requisitos;</text:p>
            <text:p text:style-name="P22">- testar o software;</text:p>
            <text:p text:style-name="P22">- implantar o software;</text:p>
            <text:p text:style-name="P22">- e assim por diante&gt;</text:p>
          </table:table-cell>
          <table:table-cell table:style-name="Tabela1.D2" office:value-type="string">
            <text:p text:style-name="P22">&lt;Identifique o(s) envolvido(s) <text:s text:c="2"/>e respectivo(s) departamento(s)/órgão(s) que <text:s/>representa(m) o papel.&gt;</text:p>
          </table:table-cell>
        </table:table-row>
      </table:table>
      <text:p text:style-name="P19"><text:s/></text:p>
      <text:h text:style-name="P36" text:outline-level="1">9.<text:span text:style-name="T2"> </text:span>Visão Geral do Produto</text:h>
      <text:p text:style-name="P22">&lt;Esta seção fornece uma visão geral das principais funcionalidades do produto e da sua relação com outros produtos e com o ambiente do usuário.&gt;</text:p>
      <text:h text:style-name="P35" text:outline-level="2">9.1 Perspectiva do Produto</text:h>
      <text:p text:style-name="P22">&lt;Nesta subseção apresente a relação que o produto tem com outros produtos e o ambiente do usuário. Informe se o produto é independente e autossuficiente. Se o produto for um componente de um sistema maior, descreva como esses sistemas interagem e quais as interfaces relevantes entre os sistemas. Se o produto possuir vários módulos, estes deverão ser listados nesta subseção.&gt;</text:p>
      <text:p text:style-name="P22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4"/>
            <text:p text:style-name="P4"/>
          </table:table-cell>
        </table:table-row>
      </table:table>
      <text:h text:style-name="P35" text:outline-level="2"><text:span text:style-name="T2">9.2 </text:span>Resumo dos Benefícios e Funcionalidades</text:h>
      <text:p text:style-name="P22">&lt;Faça uma lista simples relacionando os principais benefícios e funcionalidades que o produto fornecerá. Segue abaixo uma sugestão:&gt;</text:p>
      <text:p text:style-name="P22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6">Benefício para o Cliente</text:p>
          </table:table-cell>
          <table:table-cell table:style-name="Tabela4.B1" office:value-type="string">
            <text:p text:style-name="P6">Funcionalidade</text:p>
          </table:table-cell>
        </table:table-row>
        <table:table-row table:style-name="Tabela4.2">
          <table:table-cell table:style-name="Tabela4.A2" office:value-type="string">
            <text:p text:style-name="P22">&lt;Informe o benefício.&gt;</text:p>
          </table:table-cell>
          <table:table-cell table:style-name="Tabela4.B2" office:value-type="string">
            <text:p text:style-name="P22">&lt;Descreva brevemente a funcionalidade do produto que propicia o benefício para o cliente.&gt;</text:p>
          </table:table-cell>
        </table:table-row>
      </table:table>
      <text:h text:style-name="P36" text:outline-level="1"><text:span text:style-name="T2">10. Premissas</text:span> e Restrições do Software</text:h>
      <text:p text:style-name="P22">&lt;Liste os fatores que afetam as características propostas para a solução, descrevendo as premissas assumidas e restrições tecnológicas, orçamentárias, de cronograma, de design, externas, dentre outras. Um exemplo de premissa é: um sistema operacional específico estará disponível para a utilização da aplicação que está sendo desenvolvida. Se o sistema operacional não estiver disponível, o Documento de Visão do Software terá que ser alterado. Um exemplo de restrição é: para o desenvolvimento da aplicação serão utilizados apenas softwares livres.&gt;</text:p>
      <text:p text:style-name="P22"/>
      <table:table table:name="Tabela16" table:style-name="Tabela16">
        <table:table-column table:style-name="Tabela16.A"/>
        <text:soft-page-break/>
        <table:table-row>
          <table:table-cell table:style-name="Tabela16.A1" office:value-type="string">
            <text:p text:style-name="P4"/>
            <text:p text:style-name="P4"/>
          </table:table-cell>
        </table:table-row>
      </table:table>
      <text:h text:style-name="P36" text:outline-level="1">11.<text:span text:style-name="T2"> Requisitos Funcionais</text:span></text:h>
      <text:p text:style-name="P22">&lt;Descreva os requisitos funcionais do produto. Os requisitos funcionais descritos nesta seção podem ter um nível de detalhamento mais genérico, a fim de facilitar a compreensão. No entanto, devem estar disponíveis detalhes suficientes para fornecer à equipe as informações necessárias para criação do modelo de casos de uso. À medida que o modelo de casos de uso for desenvolvido, atualize a descrição para fazer referência aos casos de uso. Cada funcionalidade será descrita mais detalhadamente no modelo de casos de uso. Nesta seção devem ser informadas também a prioridade e precedência, se for o caso, de cada funcionalidade.&gt;</text:p>
      <text:p text:style-name="P22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4"/>
            <text:p text:style-name="P4"/>
          </table:table-cell>
        </table:table-row>
      </table:table>
      <text:h text:style-name="P37" text:outline-level="1">12. Requisitos Não-Funcionais</text:h>
      <text:p text:style-name="P22">&lt;Informe os requisitos de padrão, requisitos de hardware e software, requisitos de desempenho, requisitos de segurança, dentre outros requisitos não-funcionais.&gt;</text:p>
      <text:h text:style-name="P35" text:outline-level="2">12.1 Requisitos de Padrão</text:h>
      <text:p text:style-name="P22">&lt;Liste todos os padrões com os quais o produto deverá estar em conformidade. Entre eles, poderão estar incluídos padrões legais, padrões de comunicações, padrões de qualidade e de segurança.&gt;</text:p>
      <text:p text:style-name="P22"/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4"/>
            <text:p text:style-name="P4"/>
          </table:table-cell>
        </table:table-row>
      </table:table>
      <text:h text:style-name="P35" text:outline-level="2">12.2 Requisitos de Sistema</text:h>
      <text:p text:style-name="P22">&lt;Defina todos os requisitos de sistema, no que se refere a hardware e software, necessários para o desenvolvimento, suporte e uso do aplicativo. Entre eles, poderão estar incluídos os sistemas operacionais, as plataformas de rede suportadas, linguagem de programação, configurações de hardware, etc.&gt;</text:p>
      <text:p text:style-name="P22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4"/>
            <text:p text:style-name="P4"/>
          </table:table-cell>
        </table:table-row>
      </table:table>
      <text:h text:style-name="P35" text:outline-level="2">12.3<text:span text:style-name="T2"> </text:span>Requisitos de Desempenho</text:h>
      <text:p text:style-name="P22">&lt;Descreva os requisitos de desempenho. Itens referentes a carga do usuário, largura de banda, taxa de transferência, confiabilidade e tempos de resposta podem ser abordados nesta subseção. Exemplo: a solução deverá suportar ate 500 acessos simultâneos.&gt;</text:p>
      <text:p text:style-name="P22"/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4"/>
            <text:p text:style-name="P4"/>
          </table:table-cell>
        </table:table-row>
      </table:table>
      <text:h text:style-name="P35" text:outline-level="2">12.4<text:span text:style-name="T2"> </text:span>Requisitos de Usabilidade e Acessibilidade</text:h>
      <text:p text:style-name="P22">&lt;Informe os requisitos referentes à usabilidade e acessibilidade do produto. Exemplo: um usuário inexperiente no uso de tecnologias deve executar a tarefa X em até 10 minutos; o usuário deve ter a opção de aumentar o tamanho da fonte no portal.&gt;</text:p>
      <text:p text:style-name="P22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4"/>
            <text:p text:style-name="P4"><text:soft-page-break/></text:p>
          </table:table-cell>
        </table:table-row>
      </table:table>
      <text:h text:style-name="P35" text:outline-level="2">12.5<text:span text:style-name="T2"> </text:span>Requisitos de Confiabilidade</text:h>
      <text:p text:style-name="P22">&lt;Descreva os requisitos de confiabilidade acordados com o cliente. Devem ser incluídos nesta subseção requisitos que tratem sobre possibilidade de recuperação, tempo médio entre falhas, frequência e gravidade de falha, dentre outros. Exemplo: o tempo médio entre falhas do sistema deve ser menor que X horas.&gt;</text:p>
      <text:p text:style-name="P22"/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4"/>
            <text:p text:style-name="P4"/>
          </table:table-cell>
        </table:table-row>
      </table:table>
      <text:h text:style-name="Heading_20_2" text:outline-level="2">12.6<text:span text:style-name="T2"> </text:span>Requisitos de Suportabilidade</text:h>
      <text:p text:style-name="P22">&lt;Defina os requisitos referentes à suportabilidade do produto. Nesta subseção devem <text:s/>ser descritos requisitos que se referem à possibilidade de teste, adaptabilidade, manutenibilidade, compatibilidade, possibilidade de instalação, etc.&gt;</text:p>
      <text:p text:style-name="P22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4"/>
            <text:p text:style-name="P4"/>
          </table:table-cell>
        </table:table-row>
      </table:table>
      <text:h text:style-name="Heading_20_2" text:outline-level="2">12.7<text:span text:style-name="T2"> </text:span>Requisitos de Segurança</text:h>
      <text:p text:style-name="P22">&lt;Informe os requisitos de segurança do produto, referentes a aspectos como: integridade, confidencialidade, autenticidade, etc. Exemplo: apenas o administrador do sistema pode alterar as permissões de acesso ao sistema.&gt;</text:p>
      <text:p text:style-name="P22"/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4"/>
            <text:p text:style-name="P4"/>
          </table:table-cell>
        </table:table-row>
      </table:table>
      <text:h text:style-name="Heading_20_2" text:outline-level="2">12.8<text:span text:style-name="T2"> </text:span>Requisitos de Interface</text:h>
      <text:p text:style-name="P22">&lt;Liste os requisitos referentes à interface do sistema. Um requisito de interface especifica com o que o sistema deve interagir e quais as restrições de formatos ou outros fatores para essa interação. Interface de usuário, hardware, comunicação e software são alguns dos tipos de interface que podem ser abordados nesta subseção.&gt;</text:p>
      <text:p text:style-name="P22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4"/>
            <text:p text:style-name="P4"/>
          </table:table-cell>
        </table:table-row>
      </table:table>
      <text:h text:style-name="Heading_20_2" text:outline-level="2">12.9<text:span text:style-name="T2"> </text:span>Requisitos Ambientais</text:h>
      <text:p text:style-name="P22">&lt;Descreva os requisitos ambientais quando necessário. Para aplicativos de software, os fatores ambientais podem incluir condições de uso, ambiente do usuário, disponibilidade de recursos, entre outros.&gt;</text:p>
      <text:p text:style-name="P22"/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P4"/>
            <text:p text:style-name="P4"/>
          </table:table-cell>
        </table:table-row>
      </table:table>
      <text:h text:style-name="Heading_20_2" text:outline-level="2">12.10<text:span text:style-name="T2"> </text:span>Requisitos de Documentação</text:h>
      <text:p text:style-name="P22">&lt;Esta subseção descreve a documentação que deverá ser desenvolvida para suportar a implantação bem-sucedida do produto. Manual do Usuário, Ajuda On-line, Guias de Instalação e de Configuração, e Arquivo Leiame são alguns exemplos de documentos que podem ser abordados nesta subseção. Para os documentos listados, devem ser abordados, dentre outros, aspectos referentes à finalidade, conteúdo, organização e restrições de formatação e impressão, se for o caso.&gt;</text:p>
      <text:p text:style-name="P22"/>
      <table:table table:name="Tabela27" table:style-name="Tabela27">
        <table:table-column table:style-name="Tabela27.A"/>
        <text:soft-page-break/>
        <table:table-row>
          <table:table-cell table:style-name="Tabela27.A1" office:value-type="string">
            <text:p text:style-name="P4"/>
            <text:p text:style-name="P4"/>
          </table:table-cell>
        </table:table-row>
      </table:table>
      <text:h text:style-name="Heading_20_2" text:outline-level="2">12.11<text:span text:style-name="T2"> </text:span>Requisitos de Treinamento</text:h>
      <text:p text:style-name="P22">&lt;Descreva os requisitos de treinamento. Devem ser abordados nesta subseção questões como necessidade de treinamento aos usuários, bem como metodologia e duração.&gt;</text:p>
      <text:p text:style-name="P22"/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4"/>
            <text:p text:style-name="P4"/>
          </table:table-cell>
        </table:table-row>
      </table:table>
      <text:h text:style-name="P46" text:outline-level="2">12.12<text:span text:style-name="T2"> </text:span>Requisitos de Intraestrutura</text:h>
      <text:p text:style-name="P22">&lt;Descreva os requisitos de intraestrutura. Devem ser abordados nesta subseção questões como necessidade <text:span text:style-name="T14">de infraestrutura no âmbito de software, hardware, redes, telecomunicações, infraestrutura física quando aplicável, dentre outras. </text:span>.&gt;</text:p>
      <text:p text:style-name="P22"/>
      <table:table table:name="Tabela31" table:style-name="Tabela31">
        <table:table-column table:style-name="Tabela31.A"/>
        <table:table-row>
          <table:table-cell table:style-name="Tabela31.A1" office:value-type="string">
            <text:p text:style-name="P4"/>
            <text:p text:style-name="P4"/>
          </table:table-cell>
        </table:table-row>
      </table:table>
      <text:h text:style-name="P46" text:outline-level="2">12.13<text:span text:style-name="T2"> </text:span>Requisitos de Sustentação</text:h>
      <text:p text:style-name="P22">&lt;Descreva os requisitos de sustentação. Devem ser abordados nesta subseção questões como necessidade<text:span text:style-name="T14"> de suporte/atendimento, requisitos de gestão de conteúdo e requisitos de níveis de serviço</text:span>.&gt;</text:p>
      <text:p text:style-name="P22"/>
      <table:table table:name="Tabela32" table:style-name="Tabela32">
        <table:table-column table:style-name="Tabela32.A"/>
        <table:table-row>
          <table:table-cell table:style-name="Tabela32.A1" office:value-type="string">
            <text:p text:style-name="P4"/>
            <text:p text:style-name="P4"/>
          </table:table-cell>
        </table:table-row>
      </table:table>
      <text:h text:style-name="Heading_20_1" text:outline-level="1"/>
      <text:h text:style-name="P44" text:outline-level="1"/>
      <text:h text:style-name="P44" text:outline-level="1"/>
      <text:h text:style-name="P44" text:outline-level="1">13. Riscos</text:h>
      <text:p text:style-name="P22">&lt;Esta seção consta no documento Termo de Abertura do Projeto (TAP) e se repete neste documento, pois contém informações importantes que devem ser observadas para o desenvolvimento da solução. Este item pode ser complementado/revisado neste documento, se for o caso.&gt;</text:p>
      <text:p text:style-name="P22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4"/>
            <text:p text:style-name="P4"/>
          </table:table-cell>
        </table:table-row>
      </table:table>
      <text:h text:style-name="Heading_20_1" text:outline-level="1"><text:span text:style-name="T2">14. </text:span>Referências</text:h>
      <text:p text:style-name="P22">&lt;Esta subseção fornece uma lista completa de todos os documentos mencionados neste documento. Identifique cada documento por título, número do relatório (se aplicável), data e organização de publicação. Especifique as fontes a partir das quais as referências podem ser obtidas.&gt;</text:p>
      <text:p text:style-name="P22"><text:soft-page-break/></text:p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P4"/>
            <text:p text:style-name="P4"/>
          </table:table-cell>
        </table:table-row>
      </table:table>
      <text:p text:style-name="P19"/>
      <text:p text:style-name="P19"/>
      <text:p text:style-name="P19"/>
      <text:p text:style-name="P27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3">APROVAÇÃO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7">Área Requisitante</text:p>
          </table:table-cell>
          <table:table-cell table:style-name="Tabela2.B2" office:value-type="string">
            <text:p text:style-name="P7">Área de TI</text:p>
          </table:table-cell>
        </table:table-row>
        <table:table-row table:style-name="Tabela2.3">
          <table:table-cell table:style-name="Tabela2.A3" office:value-type="string">
            <text:p text:style-name="P21">_____________________</text:p>
            <text:p text:style-name="P24">&lt;Nome&gt;</text:p>
            <text:p text:style-name="P24">&lt;Cargo&gt;</text:p>
            <text:p text:style-name="P11"><text:span text:style-name="T7">Matrícula.:</text:span> <text:span text:style-name="T5">&lt;Matr.&gt;</text:span></text:p>
          </table:table-cell>
          <table:table-cell table:style-name="Tabela2.B3" office:value-type="string">
            <text:p text:style-name="P21">______________________</text:p>
            <text:p text:style-name="P24">&lt;Nome&gt;</text:p>
            <text:p text:style-name="P24">&lt;Cargo&gt;</text:p>
            <text:p text:style-name="P11"><text:span text:style-name="T7">Matrícula.:</text:span> <text:span text:style-name="T4">&lt;</text:span><text:span text:style-name="T5">Matr</text:span><text:span text:style-name="T4">.&gt;</text:span></text:p>
          </table:table-cell>
        </table:table-row>
        <table:table-row table:style-name="Tabela2.4">
          <table:table-cell table:style-name="Tabela2.B3" table:number-columns-spanned="2" office:value-type="string">
            <text:p text:style-name="P8">____________________________, ________ <text:span text:style-name="T9">de</text:span> _____________________ <text:span text:style-name="T9">de 20</text:span>_____</text:p>
          </table:table-cell>
          <table:covered-table-cell/>
        </table:table-row>
      </table:table>
      <text:p text:style-name="Standard"/>
      <text:p text:style-name="Standard"/>
      <text:p text:style-name="Standard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3">CIÊNCIA</text:p>
          </table:table-cell>
        </table:table-row>
        <table:table-row table:style-name="Tabela3.2">
          <table:table-cell table:style-name="Tabela3.A2" office:value-type="string">
            <text:p text:style-name="P7">Contratada (quando aplicável)</text:p>
          </table:table-cell>
        </table:table-row>
        <table:table-row table:style-name="Tabela3.3">
          <table:table-cell table:style-name="Tabela3.A3" office:value-type="string">
            <text:p text:style-name="P21">_____________________</text:p>
            <text:p text:style-name="P24">&lt;Nome&gt;</text:p>
            <text:p text:style-name="P24">&lt;Cargo&gt;</text:p>
          </table:table-cell>
        </table:table-row>
        <table:table-row table:style-name="Tabela3.4">
          <table:table-cell table:style-name="Tabela3.A3" office:value-type="string">
            <text:p text:style-name="P8">____________________________, ________ <text:span text:style-name="T9">de</text:span> _____________________ <text:span text:style-name="T9">de 20</text:span>_____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4" svg:font-family="Tahoma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Negrito" style:font-family-generic="swiss" style:font-pitch="variable"/>
    <style:font-face style:name="Tahoma1" svg:font-family="Tahoma" style:font-adornments="Normal" style:font-family-generic="swiss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ahoma" fo:font-size="13pt" fo:font-weight="bold" style:font-name-asian="SimSun" style:font-size-asian="24pt" style:font-weight-asian="bold" style:font-name-complex="Tahoma3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ahoma" fo:font-size="11pt" fo:font-weight="bold" style:font-name-asian="SimSun" style:font-size-asian="18pt" style:font-weight-asian="bold" style:font-name-complex="Tahoma3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Tahoma3" style:font-size-complex="14pt" style:font-weight-complex="bold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infoblue" style:family="paragraph" style:parent-style-name="Standard">
      <style:paragraph-properties fo:margin-left="1.27cm" fo:margin-right="0cm" fo:margin-top="0cm" fo:margin-bottom="0.212cm" fo:orphans="2" fo:widows="2" fo:text-indent="0cm" style:auto-text-indent="false"/>
      <style:text-properties fo:color="#0000ff" fo:language="pt" fo:country="BR" fo:font-style="italic" style:font-style-asian="italic" style:font-style-complex="italic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ahoma1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ahoma1"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estern" style:family="paragraph" style:parent-style-name="Standard">
      <style:paragraph-properties fo:margin-top="0.176cm" fo:margin-bottom="0.21cm" fo:line-height="100%" fo:orphans="2" fo:widows="2"/>
      <style:text-properties fo:font-size="12pt" fo:language="pt" fo:country="B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995cm" table:align="left"/>
    </style:style>
    <style:style style:name="Tabela6.A" style:family="table-column">
      <style:table-column-properties style:column-width="1.681cm"/>
    </style:style>
    <style:style style:name="Tabela6.B" style:family="table-column">
      <style:table-column-properties style:column-width="0.667cm"/>
    </style:style>
    <style:style style:name="Tabela6.C" style:family="table-column">
      <style:table-column-properties style:column-width="1.743cm"/>
    </style:style>
    <style:style style:name="Tabela6.D" style:family="table-column">
      <style:table-column-properties style:column-width="3.087cm"/>
    </style:style>
    <style:style style:name="Tabela6.E" style:family="table-column">
      <style:table-column-properties style:column-width="7.37cm"/>
    </style:style>
    <style:style style:name="Tabela6.F" style:family="table-column">
      <style:table-column-properties style:column-width="2.448cm"/>
    </style:style>
    <style:style style:name="Tabela6.1" style:family="table-row">
      <style:table-row-properties style:min-row-height="0.492cm"/>
    </style:style>
    <style:style style:name="Tabe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F1" style:family="table-cell">
      <style:table-cell-properties style:vertical-align="middle" fo:padding="0.097cm" fo:border="0.002cm solid #000000"/>
    </style:style>
    <style:style style:name="Tabela6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6.C4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9.349cm" style:rel-column-width="36038*"/>
    </style:style>
    <style:style style:name="Tabela5.B" style:family="table-column">
      <style:table-column-properties style:column-width="3.226cm" style:rel-column-width="12436*"/>
    </style:style>
    <style:style style:name="Tabela5.C" style:family="table-column">
      <style:table-column-properties style:column-width="4.426cm" style:rel-column-width="17061*"/>
    </style:style>
    <style:style style:name="Tabela5.A1" style:family="table-cell">
      <style:table-cell-properties fo:padding="0.097cm" fo:border="none"/>
    </style:style>
    <style:style style:name="MP1" style:family="paragraph" style:parent-style-name="Standard" style:list-style-name="ML1">
      <style:paragraph-properties fo:margin-left="0.048cm" fo:margin-right="0cm" fo:text-align="center" style:justify-single-word="false" fo:text-indent="0cm" style:auto-text-indent="false">
        <style:tab-stops/>
      </style:paragraph-properties>
      <style:text-properties fo:font-variant="normal" fo:text-transform="none" fo:color="#0000ff" style:font-name="Tahoma2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 style:font-weight-complex="bold"/>
    </style:style>
    <style:style style:name="MP2" style:family="paragraph" style:parent-style-name="Standard" style:list-style-name="ML1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2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Standard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2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Tahoma2"/>
    </style:style>
    <style:style style:name="MP5" style:family="paragraph" style:parent-style-name="Table_20_Contents">
      <style:paragraph-properties fo:text-align="center" style:justify-single-word="false"/>
      <style:text-properties style:font-name="Tahoma2" fo:font-size="10pt" fo:font-weight="bold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ahoma2" fo:font-size="10pt" fo:font-weight="bold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ahoma2" fo:font-size="8pt" fo:font-weight="bold" style:font-size-asian="8pt" style:font-weight-asian="bold" style:font-size-complex="8pt" style:font-weight-complex="bold"/>
    </style:style>
    <style:style style:name="MP8" style:family="paragraph" style:parent-style-name="Standard">
      <style:text-properties fo:font-weight="bold" style:font-weight-asian="bold" style:font-weight-complex="bold"/>
    </style:style>
    <style:style style:name="MP9" style:family="paragraph" style:parent-style-name="Standard">
      <style:text-properties style:font-name="Tahoma2" fo:font-size="8pt" style:font-size-asian="8pt" style:font-size-complex="8pt"/>
    </style:style>
    <style:style style:name="MP10" style:family="paragraph" style:parent-style-name="Standard">
      <style:paragraph-properties fo:text-align="end" style:justify-single-word="false"/>
      <style:text-properties style:font-name="Tahoma2" fo:font-size="8pt" style:font-size-asian="8pt" style:font-size-complex="8pt"/>
    </style:style>
    <style:style style:name="MP11" style:family="paragraph" style:parent-style-name="Footer">
      <style:paragraph-properties fo:text-align="end" style:justify-single-word="false"/>
      <style:text-properties fo:font-size="6pt" style:font-size-asian="6pt" style:font-size-complex="6pt"/>
    </style:style>
    <style:style style:name="MT1" style:family="text">
      <style:text-properties fo:language="pt" fo:country="BR" fo:font-weight="normal" style:font-weight-asian="normal" style:font-name-complex="Ari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column table:style-name="Tabela6.E"/>
          <table:table-column table:style-name="Tabela6.F"/>
          <table:table-row table:style-name="Tabela6.1">
            <table:table-cell table:style-name="Tabela6.A1" office:value-type="string">
              <text:list xml:id="list30609680" text:style-name="ML1">
                <text:list-header>
                  <text:p text:style-name="MP1">&lt;Inserir logo.&gt;</text:p>
                </text:list-header>
              </text:list>
            </table:table-cell>
            <table:table-cell table:style-name="Tabela6.B1" table:number-columns-spanned="4" office:value-type="string">
              <text:list xml:id="list30662765" text:continue-numbering="true" text:style-name="ML1">
                <text:list-header>
                  <text:p text:style-name="MP2">&lt;Inserir nome do Ministério.&gt;</text:p>
                  <text:p text:style-name="MP2">&lt;Inserir nome da Secretaria/Departamento/Setor/Entidade.&gt;</text:p>
                </text:list-header>
              </text:list>
              <text:p text:style-name="MP3"/>
            </table:table-cell>
            <table:covered-table-cell/>
            <table:covered-table-cell/>
            <table:covered-table-cell/>
            <table:table-cell table:style-name="Tabela6.F1" office:value-type="string">
              <text:p text:style-name="MP4"><draw:frame draw:style-name="Mfr1" draw:name="figura114" text:anchor-type="as-char" svg:width="2.141cm" svg:height="1.058cm" draw:z-index="0"><draw:image xlink:href="Pictures/1000000000000382000001BBDE15DA4B.png" xlink:type="simple" xlink:show="embed" xlink:actuate="onLoad"/></draw:frame></text:p>
            </table:table-cell>
          </table:table-row>
          <table:table-row>
            <table:table-cell table:style-name="Tabela6.A2" table:number-columns-spanned="6" office:value-type="string">
              <text:p text:style-name="MP5">PROCESSO DE SOFTWARE PARA O SISP (PSW-SIS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2" table:number-columns-spanned="6" office:value-type="string">
              <text:p text:style-name="MP6">Documento de Visão do Software (DV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4" table:number-columns-spanned="2" office:value-type="string">
              <text:p text:style-name="MP7">Código/Sigla:</text:p>
            </table:table-cell>
            <table:covered-table-cell/>
            <table:table-cell table:style-name="Tabela6.C4">
              <text:p text:style-name="MP7"/>
            </table:table-cell>
            <table:table-cell table:style-name="Tabela6.A4" office:value-type="string">
              <text:p text:style-name="MP7">Nome do Projeto:</text:p>
            </table:table-cell>
            <table:table-cell table:style-name="Tabela6.A2" table:number-columns-spanned="2" office:value-type="string">
              <text:p text:style-name="MP7"/>
            </table:table-cell>
            <table:covered-table-cell/>
          </table:table-row>
        </table:table>
        <text:p text:style-name="MP8"/>
      </style:header>
      <style:footer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>
            <table:table-cell table:style-name="Tabela5.A1" office:value-type="string">
              <text:p text:style-name="MP9"><text:span text:style-name="MT1">Arquivo: </text:span><text:span text:style-name="MT1"><text:file-name text:display="name-and-extension">PSW-SISP_Documento_de_Visão_do_Software_v0.6.odt</text:file-name></text:span></text:p>
            </table:table-cell>
            <table:table-cell table:style-name="Tabela5.A1" office:value-type="string">
              <text:p text:style-name="MP9"/>
            </table:table-cell>
            <table:table-cell table:style-name="Tabela5.A1" office:value-type="string">
              <text:p text:style-name="MP10"><text:page-number text:select-page="current">11</text:page-number>/<text:page-count>11</text:page-count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anuelle Silva</meta:initial-creator>
    <meta:creation-date>2011-08-15T10:21:03.44</meta:creation-date>
    <dc:date>2012-09-11T10:52:50.77</dc:date>
    <meta:editing-duration>PT47H49M35S</meta:editing-duration>
    <meta:editing-cycles>154</meta:editing-cycles>
    <meta:generator>BrOffice.org/3.2$Win32 OpenOffice.org_project/320m12$Build-9483</meta:generator>
    <meta:document-statistic meta:table-count="34" meta:image-count="1" meta:object-count="0" meta:page-count="11" meta:paragraph-count="166" meta:word-count="1756" meta:character-count="12108"/>
  </office:meta>
</office:document-meta>
</file>